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1bdac4" officeooo:paragraph-rsid="0069489f"/>
    </style:style>
    <style:style style:name="P12" style:family="paragraph" style:parent-style-name="Text_20_body">
      <style:text-properties officeooo:rsid="0023f7e8" officeooo:paragraph-rsid="0023f7e8"/>
    </style:style>
    <style:style style:name="P13" style:family="paragraph" style:parent-style-name="Text_20_body">
      <style:paragraph-properties style:writing-mode="lr-tb"/>
      <style:text-properties officeooo:rsid="0023f7e8" officeooo:paragraph-rsid="0023f7e8"/>
    </style:style>
    <style:style style:name="P14" style:family="paragraph" style:parent-style-name="Text_20_body">
      <style:text-properties officeooo:rsid="0025cd8c" officeooo:paragraph-rsid="0025cd8c"/>
    </style:style>
    <style:style style:name="P15" style:family="paragraph" style:parent-style-name="Text_20_body">
      <style:paragraph-properties style:writing-mode="lr-tb"/>
      <style:text-properties officeooo:rsid="0025cd8c" officeooo:paragraph-rsid="0025cd8c"/>
    </style:style>
    <style:style style:name="P16" style:family="paragraph" style:parent-style-name="Text_20_body">
      <style:text-properties officeooo:rsid="0029e371" officeooo:paragraph-rsid="002bae6d"/>
    </style:style>
    <style:style style:name="P17" style:family="paragraph" style:parent-style-name="Text_20_body">
      <style:paragraph-properties style:writing-mode="lr-tb"/>
      <style:text-properties officeooo:rsid="0029e371" officeooo:paragraph-rsid="002bae6d"/>
    </style:style>
    <style:style style:name="P18" style:family="paragraph" style:parent-style-name="Text_20_body">
      <style:text-properties officeooo:rsid="001da1df" officeooo:paragraph-rsid="001da1df"/>
    </style:style>
    <style:style style:name="P19" style:family="paragraph" style:parent-style-name="Text_20_body">
      <style:paragraph-properties style:writing-mode="lr-tb"/>
      <style:text-properties officeooo:rsid="001da1df" officeooo:paragraph-rsid="001da1df"/>
    </style:style>
    <style:style style:name="P20" style:family="paragraph" style:parent-style-name="Text_20_body">
      <style:text-properties officeooo:rsid="00220f43" officeooo:paragraph-rsid="00220f43"/>
    </style:style>
    <style:style style:name="P21" style:family="paragraph" style:parent-style-name="Text_20_body">
      <style:text-properties officeooo:rsid="0024d36b" officeooo:paragraph-rsid="0024d36b"/>
    </style:style>
    <style:style style:name="P22" style:family="paragraph" style:parent-style-name="Text_20_body">
      <style:text-properties officeooo:rsid="00253c1a" officeooo:paragraph-rsid="00253c1a"/>
    </style:style>
    <style:style style:name="P23" style:family="paragraph" style:parent-style-name="Text_20_body">
      <style:text-properties officeooo:rsid="0028f17e" officeooo:paragraph-rsid="0028f17e"/>
    </style:style>
    <style:style style:name="P24" style:family="paragraph" style:parent-style-name="Text_20_body">
      <style:text-properties fo:font-weight="bold" officeooo:rsid="0029e371" officeooo:paragraph-rsid="0029e371" style:font-weight-asian="bold" style:font-weight-complex="bold"/>
    </style:style>
    <style:style style:name="P25" style:family="paragraph" style:parent-style-name="Text_20_body">
      <style:text-properties fo:font-weight="bold" officeooo:rsid="002bae6d" officeooo:paragraph-rsid="002bae6d" style:font-weight-asian="bold" style:font-weight-complex="bold"/>
    </style:style>
    <style:style style:name="P26" style:family="paragraph" style:parent-style-name="Text_20_body">
      <style:paragraph-properties style:writing-mode="lr-tb"/>
    </style:style>
    <style:style style:name="P27" style:family="paragraph" style:parent-style-name="Text_20_body">
      <style:text-properties officeooo:rsid="0045df68" officeooo:paragraph-rsid="0045df68"/>
    </style:style>
    <style:style style:name="P28" style:family="paragraph" style:parent-style-name="Text_20_body">
      <style:text-properties officeooo:rsid="005c9abc" officeooo:paragraph-rsid="005c9abc"/>
    </style:style>
    <style:style style:name="P29" style:family="paragraph" style:parent-style-name="Text_20_body">
      <style:text-properties fo:font-weight="normal" officeooo:rsid="004565d6" officeooo:paragraph-rsid="0053031a" style:font-weight-asian="normal" style:font-weight-complex="normal"/>
    </style:style>
    <style:style style:name="P30" style:family="paragraph" style:parent-style-name="Text_20_body">
      <style:text-properties fo:font-weight="normal" officeooo:rsid="0045df68" officeooo:paragraph-rsid="0045df68" style:font-weight-asian="normal" style:font-weight-complex="normal"/>
    </style:style>
    <style:style style:name="P31" style:family="paragraph" style:parent-style-name="Text_20_body">
      <style:text-properties fo:font-weight="normal" officeooo:rsid="0053031a" officeooo:paragraph-rsid="0053031a" style:font-weight-asian="normal" style:font-weight-complex="normal"/>
    </style:style>
    <style:style style:name="P32"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ext_20_body">
      <style:paragraph-properties style:writing-mode="lr-tb"/>
      <style:text-properties fo:font-size="10pt" officeooo:rsid="00328663" officeooo:paragraph-rsid="00328663" style:font-size-asian="10pt" style:font-size-complex="10pt"/>
    </style:style>
    <style:style style:name="P38" style:family="paragraph" style:parent-style-name="Text_20_body">
      <style:paragraph-properties style:writing-mode="lr-tb"/>
      <style:text-properties officeooo:rsid="0019c00a" officeooo:paragraph-rsid="0019c00a"/>
    </style:style>
    <style:style style:name="P39" style:family="paragraph" style:parent-style-name="Text_20_body">
      <style:paragraph-properties style:writing-mode="lr-tb"/>
      <style:text-properties officeooo:rsid="0051869c" officeooo:paragraph-rsid="0051869c"/>
    </style:style>
    <style:style style:name="P40" style:family="paragraph" style:parent-style-name="Text_20_body">
      <style:paragraph-properties fo:text-align="start" style:justify-single-word="false"/>
      <style:text-properties officeooo:rsid="0051869c" officeooo:paragraph-rsid="0051869c"/>
    </style:style>
    <style:style style:name="P41"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2" style:family="paragraph" style:parent-style-name="Text_20_body">
      <style:text-properties fo:font-style="normal" officeooo:rsid="0051869c" officeooo:paragraph-rsid="0051869c" style:font-style-asian="normal" style:font-style-complex="normal"/>
    </style:style>
    <style:style style:name="P43" style:family="paragraph" style:parent-style-name="Heading_20_1">
      <style:text-properties officeooo:rsid="00145936" officeooo:paragraph-rsid="00145936"/>
    </style:style>
    <style:style style:name="P44" style:family="paragraph" style:parent-style-name="Heading_20_1">
      <style:text-properties officeooo:rsid="00180d89" officeooo:paragraph-rsid="00180d89"/>
    </style:style>
    <style:style style:name="P45" style:family="paragraph" style:parent-style-name="Heading_20_2">
      <style:text-properties officeooo:rsid="0031a939" officeooo:paragraph-rsid="0031a939"/>
    </style:style>
    <style:style style:name="P46" style:family="paragraph" style:parent-style-name="Heading_20_2">
      <style:text-properties officeooo:rsid="00180d89" officeooo:paragraph-rsid="00180d89"/>
    </style:style>
    <style:style style:name="P47" style:family="paragraph" style:parent-style-name="Heading_20_2">
      <style:text-properties officeooo:rsid="005c9abc" officeooo:paragraph-rsid="005c9abc"/>
    </style:style>
    <style:style style:name="P48" style:family="paragraph" style:parent-style-name="Heading_20_2">
      <style:text-properties officeooo:rsid="001a6136" officeooo:paragraph-rsid="001a6136"/>
    </style:style>
    <style:style style:name="P49" style:family="paragraph" style:parent-style-name="Heading_20_3">
      <style:text-properties officeooo:paragraph-rsid="00180d89"/>
    </style:style>
    <style:style style:name="P50" style:family="paragraph" style:parent-style-name="Heading_20_3">
      <style:text-properties officeooo:rsid="001a6136" officeooo:paragraph-rsid="001a6136"/>
    </style:style>
    <style:style style:name="P51" style:family="paragraph" style:parent-style-name="Heading_20_3">
      <style:text-properties officeooo:rsid="001bdac4" officeooo:paragraph-rsid="001bdac4"/>
    </style:style>
    <style:style style:name="P52" style:family="paragraph" style:parent-style-name="Heading_20_3">
      <style:text-properties officeooo:rsid="001bdac4" officeooo:paragraph-rsid="001da1df"/>
    </style:style>
    <style:style style:name="P53" style:family="paragraph" style:parent-style-name="Heading_20_3">
      <style:text-properties officeooo:rsid="0023f7e8" officeooo:paragraph-rsid="0023f7e8"/>
    </style:style>
    <style:style style:name="P54" style:family="paragraph" style:parent-style-name="Heading_20_3">
      <style:text-properties officeooo:rsid="001ff403" officeooo:paragraph-rsid="001ff403"/>
    </style:style>
    <style:style style:name="P55" style:family="paragraph" style:parent-style-name="Heading_20_3">
      <style:text-properties officeooo:rsid="0025cd8c" officeooo:paragraph-rsid="0025cd8c"/>
    </style:style>
    <style:style style:name="P56" style:family="paragraph" style:parent-style-name="Heading_20_3">
      <style:text-properties officeooo:rsid="0029e371" officeooo:paragraph-rsid="0029e371"/>
    </style:style>
    <style:style style:name="P57" style:family="paragraph" style:parent-style-name="Heading_20_3">
      <style:text-properties officeooo:rsid="002bae6d" officeooo:paragraph-rsid="002bae6d"/>
    </style:style>
    <style:style style:name="P58" style:family="paragraph" style:parent-style-name="Heading_20_3">
      <style:paragraph-properties fo:break-before="page"/>
    </style:style>
    <style:style style:name="P59" style:family="paragraph" style:parent-style-name="Heading_20_3">
      <style:text-properties fo:font-weight="normal" style:font-weight-asian="normal" style:font-weight-complex="normal"/>
    </style:style>
    <style:style style:name="P60" style:family="paragraph" style:parent-style-name="Heading_20_4">
      <style:text-properties fo:font-style="normal" style:font-style-asian="normal" style:font-style-complex="normal"/>
    </style:style>
    <style:style style:name="P61" style:family="paragraph" style:parent-style-name="Text_20_body" style:list-style-name="L1">
      <style:text-properties officeooo:rsid="00145936" officeooo:paragraph-rsid="00145936"/>
    </style:style>
    <style:style style:name="P62" style:family="paragraph" style:parent-style-name="Text_20_body" style:list-style-name="L1">
      <style:text-properties officeooo:rsid="0015f8d7" officeooo:paragraph-rsid="0015f8d7"/>
    </style:style>
    <style:style style:name="P63" style:family="paragraph" style:parent-style-name="Text_20_body" style:list-style-name="L1">
      <style:text-properties officeooo:rsid="001a6136" officeooo:paragraph-rsid="001a6136"/>
    </style:style>
    <style:style style:name="P64" style:family="paragraph" style:parent-style-name="Text_20_body">
      <style:paragraph-properties style:writing-mode="lr-tb"/>
      <style:text-properties fo:font-weight="bold" officeooo:rsid="002bae6d" officeooo:paragraph-rsid="0074aff7" style:font-weight-asian="bold" style:font-weight-complex="bold"/>
    </style:style>
    <style:style style:name="P65" style:family="paragraph" style:parent-style-name="Text_20_body">
      <style:text-properties officeooo:rsid="00764d7d" officeooo:paragraph-rsid="00764d7d"/>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d3be1" style:font-weight-asian="normal" style:font-weight-complex="normal"/>
    </style:style>
    <style:style style:name="T27" style:family="text">
      <style:text-properties fo:font-weight="normal" officeooo:rsid="002e54dc" style:font-weight-asian="normal" style:font-weight-complex="normal"/>
    </style:style>
    <style:style style:name="T28" style:family="text">
      <style:text-properties fo:font-weight="normal" officeooo:rsid="002f6df1" style:font-weight-asian="normal" style:font-weight-complex="normal"/>
    </style:style>
    <style:style style:name="T29" style:family="text">
      <style:text-properties fo:font-weight="normal" officeooo:rsid="00385e5d" style:font-weight-asian="normal" style:font-weight-complex="normal"/>
    </style:style>
    <style:style style:name="T30" style:family="text">
      <style:text-properties fo:font-weight="normal" officeooo:rsid="0041f135" style:font-weight-asian="normal" style:font-weight-complex="normal"/>
    </style:style>
    <style:style style:name="T31" style:family="text">
      <style:text-properties fo:font-weight="normal" officeooo:rsid="0047c54c" style:font-weight-asian="normal" style:font-weight-complex="normal"/>
    </style:style>
    <style:style style:name="T32" style:family="text">
      <style:text-properties fo:font-weight="normal" officeooo:rsid="00608e29" style:font-weight-asian="normal" style:font-weight-complex="normal"/>
    </style:style>
    <style:style style:name="T33" style:family="text">
      <style:text-properties fo:font-weight="normal" officeooo:rsid="0061c099" style:font-weight-asian="normal" style:font-weight-complex="normal"/>
    </style:style>
    <style:style style:name="T34" style:family="text">
      <style:text-properties fo:font-weight="normal" officeooo:rsid="0063a11a" style:font-weight-asian="normal" style:font-weight-complex="normal"/>
    </style:style>
    <style:style style:name="T35" style:family="text">
      <style:text-properties fo:font-weight="normal" officeooo:rsid="0065f2a9" style:font-weight-asian="normal" style:font-weight-complex="normal"/>
    </style:style>
    <style:style style:name="T36" style:family="text">
      <style:text-properties fo:font-weight="normal" officeooo:rsid="001da1df" style:font-weight-asian="normal" style:font-weight-complex="normal"/>
    </style:style>
    <style:style style:name="T37" style:family="text">
      <style:text-properties fo:font-weight="normal" officeooo:rsid="006a3581" style:font-weight-asian="normal" style:font-weight-complex="normal"/>
    </style:style>
    <style:style style:name="T38" style:family="text">
      <style:text-properties fo:font-weight="normal" officeooo:rsid="00704d33" style:font-weight-asian="normal" style:font-weight-complex="normal"/>
    </style:style>
    <style:style style:name="T39" style:family="text">
      <style:text-properties fo:font-weight="normal" officeooo:rsid="0073155a" style:font-weight-asian="normal" style:font-weight-complex="normal"/>
    </style:style>
    <style:style style:name="T40" style:family="text">
      <style:text-properties fo:font-weight="normal" officeooo:rsid="0074aff7" style:font-weight-asian="normal" style:font-weight-complex="normal"/>
    </style:style>
    <style:style style:name="T41" style:family="text">
      <style:text-properties fo:font-weight="normal" officeooo:rsid="00771fd9" style:font-weight-asian="normal" style:font-weight-complex="normal"/>
    </style:style>
    <style:style style:name="T42" style:family="text">
      <style:text-properties fo:font-weight="normal" officeooo:rsid="00790f2c" style:font-weight-asian="normal" style:font-weight-complex="normal"/>
    </style:style>
    <style:style style:name="T43" style:family="text">
      <style:text-properties officeooo:rsid="0029e371"/>
    </style:style>
    <style:style style:name="T44" style:family="text">
      <style:text-properties officeooo:rsid="002bae6d"/>
    </style:style>
    <style:style style:name="T45" style:family="text">
      <style:text-properties officeooo:rsid="002d3be1"/>
    </style:style>
    <style:style style:name="T46" style:family="text">
      <style:text-properties officeooo:rsid="002e54dc"/>
    </style:style>
    <style:style style:name="T47" style:family="text">
      <style:text-properties officeooo:rsid="002f6df1"/>
    </style:style>
    <style:style style:name="T48" style:family="text">
      <style:text-properties officeooo:rsid="00302e93"/>
    </style:style>
    <style:style style:name="T49" style:family="text">
      <style:text-properties officeooo:rsid="00368d7b"/>
    </style:style>
    <style:style style:name="T50" style:family="text">
      <style:text-properties officeooo:rsid="00385e5d"/>
    </style:style>
    <style:style style:name="T51" style:family="text">
      <style:text-properties officeooo:rsid="0039eb0d"/>
    </style:style>
    <style:style style:name="T52" style:family="text">
      <style:text-properties officeooo:rsid="003b794f"/>
    </style:style>
    <style:style style:name="T53" style:family="text">
      <style:text-properties officeooo:rsid="003c2253"/>
    </style:style>
    <style:style style:name="T54" style:family="text">
      <style:text-properties officeooo:rsid="003e009b"/>
    </style:style>
    <style:style style:name="T55" style:family="text">
      <style:text-properties officeooo:rsid="003e75ae"/>
    </style:style>
    <style:style style:name="T56" style:family="text">
      <style:text-properties officeooo:rsid="004070ce"/>
    </style:style>
    <style:style style:name="T57" style:family="text">
      <style:text-properties officeooo:rsid="0042eb88"/>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53031a"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53031a"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officeooo:rsid="0053031a" style:font-style-asian="normal" style:font-weight-asian="bold" style:font-style-complex="normal" style:font-weight-complex="bold"/>
    </style:style>
    <style:style style:name="T64" style:family="text">
      <style:text-properties officeooo:rsid="00466c0d"/>
    </style:style>
    <style:style style:name="T65" style:family="text">
      <style:text-properties officeooo:rsid="0047c54c"/>
    </style:style>
    <style:style style:name="T66" style:family="text">
      <style:text-properties officeooo:rsid="0049e6a7"/>
    </style:style>
    <style:style style:name="T67" style:family="text">
      <style:text-properties officeooo:rsid="004b3fd4"/>
    </style:style>
    <style:style style:name="T68" style:family="text">
      <style:text-properties officeooo:rsid="004c3aa8"/>
    </style:style>
    <style:style style:name="T69" style:family="text">
      <style:text-properties officeooo:rsid="0050a480"/>
    </style:style>
    <style:style style:name="T70" style:family="text">
      <style:text-properties officeooo:rsid="0053031a"/>
    </style:style>
    <style:style style:name="T71" style:family="text">
      <style:text-properties officeooo:rsid="0055afa8"/>
    </style:style>
    <style:style style:name="T72" style:family="text">
      <style:text-properties officeooo:rsid="0057705e"/>
    </style:style>
    <style:style style:name="T73" style:family="text">
      <style:text-properties officeooo:rsid="005c9abc"/>
    </style:style>
    <style:style style:name="T74" style:family="text">
      <style:text-properties officeooo:rsid="005e6793"/>
    </style:style>
    <style:style style:name="T75" style:family="text">
      <style:text-properties officeooo:rsid="005fced1"/>
    </style:style>
    <style:style style:name="T76" style:family="text">
      <style:text-properties officeooo:rsid="00608e29"/>
    </style:style>
    <style:style style:name="T77" style:family="text">
      <style:text-properties officeooo:rsid="0063a11a"/>
    </style:style>
    <style:style style:name="T78" style:family="text">
      <style:text-properties officeooo:rsid="00659fa1"/>
    </style:style>
    <style:style style:name="T79" style:family="text">
      <style:text-properties officeooo:rsid="00661166"/>
    </style:style>
    <style:style style:name="T80" style:family="text">
      <style:text-properties officeooo:rsid="006c4a06"/>
    </style:style>
    <style:style style:name="T81" style:family="text">
      <style:text-properties officeooo:rsid="006ee9ca"/>
    </style:style>
    <style:style style:name="T82" style:family="text">
      <style:text-properties officeooo:rsid="0073155a"/>
    </style:style>
    <style:style style:name="T83" style:family="text">
      <style:text-properties officeooo:rsid="00733915"/>
    </style:style>
    <style:style style:name="T84" style:family="text">
      <style:text-properties officeooo:rsid="00746e8d"/>
    </style:style>
    <style:style style:name="T85" style:family="text">
      <style:text-properties officeooo:rsid="0075ef9f"/>
    </style:style>
    <style:style style:name="T86" style:family="text">
      <style:text-properties officeooo:rsid="007c0d9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71">M</text:span>i-d <text:span text:style-name="T66">synthesizer</text:span></text:p>
      <text:p text:style-name="P37"><text:span text:style-name="T67">Ricard Wanderlöf, </text:span><text:span text:style-name="T86">Februari 9,</text:span><text:span text:style-name="T82"> </text:span><text:span text:style-name="T67">20</text:span><text:span text:style-name="T85">25</text:span><text:span text:style-name="T67"><text:tab/><text:tab/><text:tab/><text:tab/><text:tab/><text:tab/><text:tab/></text:span>Manual version <text:span text:style-name="T68">1.</text:span><text:span text:style-name="T69">0.</text:span><text:span text:style-name="T85">5</text:span><text:span text:style-name="T86">+</text:span><text:span text:style-name="T69"><text:line-break/><text:tab/><text:tab/><text:tab/><text:tab/><text:tab/><text:tab/><text:tab/><text:tab/><text:tab/><text:tab/><text:tab/>Plugin version 2.0.</text:span><text:span text:style-name="T85">6</text:span><text:span text:style-name="T69"><text:tab/></text:span></text:p>
      <text:h text:style-name="P43" text:outline-level="1">Introduction</text:h>
      <text:p text:style-name="P2">The MiMi-d is a virtual analog synthesizer in the form of a plugin, designed primarily as a<text:span text:style-name="T54">n LV2</text:span><text:span text:style-name="T54"><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cus has been the LV2 format for use in Zynthian. </text:p></text:note-body></text:note></text:span> synth engine for the Zynthian platform, although the plugin itself is not tied to any specific hardware. <text:span text:style-name="T48">The plugin has no GUI of its own, and thus relies completely on the host for setting parameters, as well as saving and loading patches.</text:span></text:p>
      <text:h text:style-name="P45" text:outline-level="2">Background</text:h>
      <text:p text:style-name="P2">The Mi<text:span text:style-name="T82">M</text:span>i-d stems from an analog polyphonic synthesizer named the MiMi-a which I <text:span text:style-name="T14">built</text:span> as a one-off project in 1987-1988. It was loosely based on my desire for a Memory<text:span text:style-name="T49">moog</text:span>, although in the end the resulting instrument turned out rather different. I had previously built an all-analog monophonic synthesizer, the Delta Seven. <text:span text:style-name="T57">As digital technology became available, m</text:span><text:span text:style-name="T13">any times I had been thinking of creating a digital equivalent, but the project did not come together until I discovered the OB-X</text:span><text:span text:style-name="T72">d</text:span><text:span text:style-name="T13"> plugin, and upon examination of its source code realized that it would be within reach to use and modify the internal modules to create a digital model of the MiMi-a. The OB-X</text:span><text:span text:style-name="T72">d</text:span><text:span text:style-name="T13"> has, above all, excellent oscillator and filter implementations, but I’ve never been fond of the architecture of the classic </text:span><text:span text:style-name="T49">Ober</text:span><text:span text:style-name="T13">heim synthesizers, and the OB-X</text:span><text:span text:style-name="T72">d</text:span><text:span text:style-name="T13"> architecture, being modeled on them, was no exception.</text:span></text:p>
      <text:p text:style-name="P23">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5">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5">In other words, a</text:span> go-to plugin for standard subtractive synthesis needs, with various bonus features thrown in along the way.</text:p>
      <text:h text:style-name="P43" text:outline-level="1">Architecture</text:h>
      <text:p text:style-name="P2">The MiMi-d is a two oscillator subtractive synthesizer, with <text:span text:style-name="T12">additional </text:span>su<text:span text:style-name="T83">b</text:span> oscillator, <text:span text:style-name="T12">mixed together and feeding a </text:span>24 dB/octave variable-slope resonant ladder type low pass filter, <text:span text:style-name="T12">followed by a </text:span>non-resonant <text:span text:style-name="T45">6 dB/octave </text:span>high pass filter <text:span text:style-name="T12">and finally an output VCA. For modulation/control there are</text:span> two <text:span text:style-name="T49">ADSSR </text:span>envelope generators, <text:span text:style-name="T45">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61">Frequency modulation from oscillator 2 to oscillator 1</text:p>
        </text:list-item>
        <text:list-item>
          <text:p text:style-name="P61"><text:soft-page-break/>Frequency modulation from oscillator 2 to the filter</text:p>
        </text:list-item>
        <text:list-item>
          <text:p text:style-name="P61">Variable sync level between the oscillators</text:p>
        </text:list-item>
        <text:list-item>
          <text:p text:style-name="P61">Not only oscillator frequency, pulse width, and filter frequency can be modulated, but also filter resonance and the amount of oscillator to filter modulation</text:p>
        </text:list-item>
        <text:list-item>
          <text:p text:style-name="P61">VCA overdrive, <text:span text:style-name="T10">modeling</text:span> the overdriven sound of a CA3080 OTA often used as a VCA chip in analog synthesizers <text:span text:style-name="T1">such as the MiMi-a</text:span></text:p>
        </text:list-item>
        <text:list-item>
          <text:p text:style-name="P61">Bipolar filter envelope – no more running out of the low end of the filter cutoff control when applying envelope modulation</text:p>
        </text:list-item>
        <text:list-item>
          <text:p text:style-name="P61">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2">The envelopes are ADSSR types, with a sustain phase that can be constant as in a traditional ADSR or work like a second decay</text:p>
        </text:list-item>
        <text:list-item>
          <text:p text:style-name="P63">Per-voice LFOs, where each voice <text:span text:style-name="T45">can have </text:span>its own phase. When the LFO waveform is set to sample-and-hold, each voice will has a different different random value for each cycle.</text:p>
        </text:list-item>
      </text:list>
      <text:p text:style-name="P2">The MiMi-d owes much of its existence to the OB-Xd and its designer <text:span text:style-name="T86">Vadim </text:span>Filatov from which a lot of the DSP code stems, in particular the excellent alias reduction implementation in the oscillators and the filter implementation, <text:span text:style-name="T43">and also the use of randomness in the appropriate </text:span><text:span text:style-name="T45">places </text:span><text:span text:style-name="T43"><text:s/>to model analog behavior.</text:span></text:p>
      <text:h text:style-name="P44" text:outline-level="1">Parameters</text:h>
      <text:p text:style-name="P4">All parameters have been divided into groups of four to be easily accessible using the Zynthian GUI.</text:p>
      <text:h text:style-name="P46"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6" text:outline-level="2">Key assignment</text:h>
      <text:p text:style-name="P4">The MiMi-a <text:span text:style-name="T14">had</text:span> quite a comprehensive and <text:span text:style-name="T45">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5">in </text:span>Poly mode; <text:span text:style-name="T49">in the Mono modes, this controls </text:span>how many voices are played in unison.<text:span text:style-name="T45">.</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oft-page-break/><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70">for note on nor note off events </text:span>(<text:span text:style-name="T22">None</text:span>). <text:span text:style-name="T45">This is mostly useful in Mono modes but operates in an extrapolated fashion also in Poly mode.</text:span></text:p>
      <text:h text:style-name="P49"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5">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5">(</text:span><text:span text:style-name="T17">Mem</text:span><text:span text:style-name="T45">)</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5">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38"><text:span text:style-name="T15">Voice Restore </text:span>– If more notes are played than <text:span text:style-name="T55">there </text:span>are available <text:span text:style-name="T55">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5">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0" text:outline-level="4">Recommended <text:span text:style-name="T70">key assign </text:span>settings</text:h>
      <text:p text:style-name="P42">Having so many key assignment settings can be daunting, as most synths have one or two, but most of the time they can be left at their default settings.</text:p>
      <text:p text:style-name="P40"><text:span text:style-name="T60">For polyphonic playing (</text:span><text:span text:style-name="T62">Assign Mode </text:span><text:span text:style-name="T58">= </text:span><text:span text:style-name="T7">Poly</text:span><text:span text:style-name="T60">): </text:span><text:span text:style-name="T62">Assign Order </text:span><text:span text:style-name="T58">= </text:span><text:span text:style-name="T7">Cyc</text:span><text:span text:style-name="T60">, </text:span><text:span text:style-name="T62">Assign Memory </text:span><text:span text:style-name="T58">= </text:span><text:span text:style-name="T7">Mem</text:span><text:span text:style-name="T60">, </text:span><text:span text:style-name="T62">Voice Rob </text:span><text:span text:style-name="T58">= </text:span><text:span text:style-name="T7">Rob NL, </text:span><text:span text:style-name="T62">Voice Restore </text:span><text:span text:style-name="T60">= </text:span><text:span text:style-name="T7">Off </text:span><text:span text:style-name="T59">and </text:span><text:span text:style-name="T63">Env Retrig</text:span><text:span text:style-name="T59"> = </text:span><text:span text:style-name="T8">All</text:span><text:span text:style-name="T59"> </text:span><text:span text:style-name="T58">(these are the defaults)</text:span><text:span text:style-name="T60">. Experiment with setting </text:span><text:span text:style-name="T62">Assign Memory</text:span><text:span text:style-name="T58"> to </text:span><text:span text:style-name="T7">Off</text:span><text:span text:style-name="T5"> </text:span><text:span text:style-name="T58">in order to get repeated notes played to trigger a new voice every time.</text:span></text:p>
      <text:p text:style-name="P39"><text:span text:style-name="T60">When playing monophonically (</text:span><text:span text:style-name="T62">Assign Mode </text:span><text:span text:style-name="T7">Poly </text:span><text:span text:style-name="T60">or </text:span><text:span text:style-name="T7">AutoP</text:span><text:span text:style-name="T60">), keep these settings but set </text:span><text:span text:style-name="T62">Voice Restore </text:span><text:span text:style-name="T60">to </text:span><text:span text:style-name="T7">On </text:span><text:span text:style-name="T60">to get the classic monosynth bounce-back-to-the-held-note behavior when holding one key and playing and releasing a second one. </text:span><text:span text:style-name="T61">Setting </text:span><text:span text:style-name="T63">Env Retrig</text:span><text:span text:style-name="T59"> to </text:span><text:span text:style-name="T8">None</text:span><text:span text:style-name="T6"> </text:span><text:span text:style-name="T59">will implement the behavior of synthesizers like the Minimoog, or a Pro-One in NORMAL mode, where the envelopes </text:span><text:soft-page-break/><text:span text:style-name="T59">are only retriggered if all keys are released before pressing a new one, sometimes termed ‘legato mode’. Setting the parameter to </text:span><text:span text:style-name="T8">All</text:span><text:span text:style-name="T59"> will cause the envelopes to retrigger whenever a new note is assigned, whether it is because a new key is pressed, or because a key is released when another one is held (when </text:span><text:span text:style-name="T63">Restore</text:span><text:span text:style-name="T59"> is </text:span><text:span text:style-name="T8">On</text:span><text:span text:style-name="T59">), causing the pitch revert back to the key that is held. This is sometimes termed ‘retrig mode’ on monophonic synthesizers.</text:span></text:p>
      <text:h text:style-name="P50"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5">The LFO was permanently wired to the mod wheel. </text:span>In the MiMi-d, there are two modulators, which basically are LFOs which additionally can run in one-shot mode, whereby the waveform stops after one full cycle, <text:span text:style-name="T45">and it is possible to select what type of controller (mod wheel, aftertouch or velocity (or none)) will control the modulation amount.</text:span></text:p>
      <text:h text:style-name="P50" text:outline-level="3">Modulator #1 page #1</text:h>
      <text:p text:style-name="P7"><text:span text:style-name="T15">Rate</text:span> – Speed in LFO mode, or envelope rate in one shot mode</text:p>
      <text:p text:style-name="P7"><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5">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5">(</text:span><text:span text:style-name="T17">Res</text:span><text:span text:style-name="T45">) </text:span>as well as the amount of oscillator-to-filter modulation <text:span text:style-name="T45">(</text:span><text:span text:style-name="T17">Osc2Filt</text:span><text:span text:style-name="T26">)</text:span>.</text:p>
      <text:h text:style-name="P50" text:outline-level="3">Modulator #1 page #2</text:h>
      <text:p text:style-name="P7"><text:span text:style-name="T15">Controller Amount </text:span>– The amount of modulation is set by the Initial Amount on the previous page, but additionally a controller (<text:span text:style-name="T45">m</text:span>odwheel, <text:span text:style-name="T45">a</text:span>ftertouch or <text:span text:style-name="T45">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5">where the modulation excursions are always positive</text:span>, and <text:span text:style-name="T15">InvUni </text:span>is an inverted unipolar mode, where the <text:span text:style-name="T45">modulation</text:span> excursion is always negative.</text:p>
      <text:p text:style-name="P7"><text:soft-page-break/><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50">o </text:span><text:span text:style-name="T73">(see below)</text:span>. The <text:span text:style-name="T15">Key </text:span><text:span text:style-name="T25">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79">in the waveforms </text:span>between the <text:span text:style-name="T79">LFO </text:span>and <text:span text:style-name="T25">OneShot</text:span><text:span text:style-name="T15"> </text:span>modes. The triangle waveform in LFO mode<text:span text:style-name="T79">s</text:span> starts at the central point in the waveform, whereas in OneShot mode, the triang<text:span text:style-name="T45">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47" text:outline-level="2">Clock sync</text:h>
      <text:p text:style-name="P28">When the <text:span text:style-name="T15">Sync</text:span><text:span text:style-name="T25"> parameter is set to </text:span><text:span text:style-name="T23">Clock</text:span><text:span text:style-name="T25">, the LFO is hard synchronized to the tempo supplied by the host. In this mode, the </text:span><text:span text:style-name="T23">Rate</text:span><text:span text:style-name="T25"> parameter takes on a different meaning: instead of setting the absolute frequency of the LFO, it sets the ratio of the LFO to the beat rate, in integer steps </text:span><text:span text:style-name="T32">(e.g. setting the parameter to 4.85 (see the table below) </text:span><text:span text:style-name="T33">gets</text:span><text:span text:style-name="T32"> rounded to 5, which means that the LFO cycle </text:span><text:span text:style-name="T35">will be</text:span><text:span text:style-name="T32">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5">Parameter value<text:line-break/><text:span text:style-name="T76">(range)</text:span></text:p>
          </table:table-cell>
          <table:table-cell table:style-name="Table1.A1" office:value-type="string">
            <text:p text:style-name="P35">Ratio <text:span text:style-name="T74">to beat</text:span></text:p>
          </table:table-cell>
          <table:table-cell table:style-name="Table1.C1" office:value-type="string">
            <text:p text:style-name="P36"><text:span text:style-name="T76">LFO cycle</text:span> length for quarter note beats </text:p>
            <text:p text:style-name="P36"><text:span text:style-name="T75">(e.g. 4/4 or </text:span><text:span text:style-name="T77">3/4 </text:span><text:span text:style-name="T75">time signatures)</text:span></text:p>
          </table:table-cell>
        </table:table-row>
        <table:table-row>
          <table:table-cell table:style-name="Table1.A2" office:value-type="string">
            <text:p text:style-name="P33"><text:span text:style-name="T15">0</text:span> (0-0.5)</text:p>
          </table:table-cell>
          <table:table-cell table:style-name="Table1.A2" office:value-type="string">
            <text:p text:style-name="P32">8:1</text:p>
          </table:table-cell>
          <table:table-cell table:style-name="Table1.C2" office:value-type="string">
            <text:p text:style-name="P32">Breve (<text:span text:style-name="T75">eight quarter notes</text:span>)</text:p>
          </table:table-cell>
        </table:table-row>
        <table:table-row>
          <table:table-cell table:style-name="Table1.A2" office:value-type="string">
            <text:p text:style-name="P33"><text:span text:style-name="T15">1</text:span> (0.5-1.5)</text:p>
          </table:table-cell>
          <table:table-cell table:style-name="Table1.A2" office:value-type="string">
            <text:p text:style-name="P32">6:1</text:p>
          </table:table-cell>
          <table:table-cell table:style-name="Table1.C2" office:value-type="string">
            <text:p text:style-name="P32"><text:span text:style-name="T76">S</text:span><text:span text:style-name="T75">ix quarter notes</text:span></text:p>
          </table:table-cell>
        </table:table-row>
        <table:table-row>
          <table:table-cell table:style-name="Table1.A2" office:value-type="string">
            <text:p text:style-name="P33"><text:span text:style-name="T15">2</text:span> (1.5-2.5)</text:p>
          </table:table-cell>
          <table:table-cell table:style-name="Table1.A2" office:value-type="string">
            <text:p text:style-name="P32">4:1</text:p>
          </table:table-cell>
          <table:table-cell table:style-name="Table1.C2" office:value-type="string">
            <text:p text:style-name="P32"><text:span text:style-name="T75">Whole note </text:span>(<text:span text:style-name="T75">four quarter notes</text:span>)</text:p>
          </table:table-cell>
        </table:table-row>
        <table:table-row>
          <table:table-cell table:style-name="Table1.A2" office:value-type="string">
            <text:p text:style-name="P33"><text:span text:style-name="T15">3</text:span> (2.5-3.5)</text:p>
          </table:table-cell>
          <table:table-cell table:style-name="Table1.A2" office:value-type="string">
            <text:p text:style-name="P32">3:1</text:p>
          </table:table-cell>
          <table:table-cell table:style-name="Table1.C2" office:value-type="string">
            <text:p text:style-name="P34">Three quarter notes</text:p>
          </table:table-cell>
        </table:table-row>
        <table:table-row>
          <table:table-cell table:style-name="Table1.A2" office:value-type="string">
            <text:p text:style-name="P33"><text:span text:style-name="T15">4</text:span> (3.5-4.5)</text:p>
          </table:table-cell>
          <table:table-cell table:style-name="Table1.A2" office:value-type="string">
            <text:p text:style-name="P32">2:1</text:p>
          </table:table-cell>
          <table:table-cell table:style-name="Table1.C2" office:value-type="string">
            <text:p text:style-name="P32">Half note <text:span text:style-name="T75">(two quarter notes)</text:span></text:p>
          </table:table-cell>
        </table:table-row>
        <table:table-row>
          <table:table-cell table:style-name="Table1.A2" office:value-type="string">
            <text:p text:style-name="P33"><text:span text:style-name="T15">5</text:span> (4.5-5.5)</text:p>
          </table:table-cell>
          <table:table-cell table:style-name="Table1.A2" office:value-type="string">
            <text:p text:style-name="P33">1:1</text:p>
          </table:table-cell>
          <table:table-cell table:style-name="Table1.C2" office:value-type="string">
            <text:p text:style-name="P32">Quarter note</text:p>
          </table:table-cell>
        </table:table-row>
        <table:table-row>
          <table:table-cell table:style-name="Table1.A2" office:value-type="string">
            <text:p text:style-name="P33"><text:span text:style-name="T15">6</text:span> (5.5-6.5)</text:p>
          </table:table-cell>
          <table:table-cell table:style-name="Table1.A2" office:value-type="string">
            <text:p text:style-name="P33">2:3</text:p>
          </table:table-cell>
          <table:table-cell table:style-name="Table1.C2" office:value-type="string">
            <text:p text:style-name="P32">Quarter note triplet</text:p>
          </table:table-cell>
        </table:table-row>
        <table:table-row>
          <table:table-cell table:style-name="Table1.A2" office:value-type="string">
            <text:p text:style-name="P33"><text:span text:style-name="T15">7</text:span> (6.5-7.5)</text:p>
          </table:table-cell>
          <table:table-cell table:style-name="Table1.A2" office:value-type="string">
            <text:p text:style-name="P33">1:2</text:p>
          </table:table-cell>
          <table:table-cell table:style-name="Table1.C2" office:value-type="string">
            <text:p text:style-name="P32">Eighth note</text:p>
          </table:table-cell>
        </table:table-row>
        <table:table-row>
          <table:table-cell table:style-name="Table1.A2" office:value-type="string">
            <text:p text:style-name="P33"><text:span text:style-name="T15">8</text:span> (7.5-8.5)</text:p>
          </table:table-cell>
          <table:table-cell table:style-name="Table1.A2" office:value-type="string">
            <text:p text:style-name="P33">1:3</text:p>
          </table:table-cell>
          <table:table-cell table:style-name="Table1.C2" office:value-type="string">
            <text:p text:style-name="P32">Eighth note triplet</text:p>
          </table:table-cell>
        </table:table-row>
        <table:table-row>
          <table:table-cell table:style-name="Table1.A2" office:value-type="string">
            <text:p text:style-name="P33"><text:span text:style-name="T15">9</text:span> (8.5-9.5)</text:p>
          </table:table-cell>
          <table:table-cell table:style-name="Table1.A2" office:value-type="string">
            <text:p text:style-name="P33">1:4</text:p>
          </table:table-cell>
          <table:table-cell table:style-name="Table1.C2" office:value-type="string">
            <text:p text:style-name="P32">Sixteenth note</text:p>
          </table:table-cell>
        </table:table-row>
        <table:table-row>
          <table:table-cell table:style-name="Table1.A2" office:value-type="string">
            <text:p text:style-name="P33"><text:span text:style-name="T15">10</text:span> (9.5-10)</text:p>
          </table:table-cell>
          <table:table-cell table:style-name="Table1.A2" office:value-type="string">
            <text:p text:style-name="P33">1:8</text:p>
          </table:table-cell>
          <table:table-cell table:style-name="Table1.C2" office:value-type="string">
            <text:p text:style-name="P32">Thirtysecondth note</text:p>
          </table:table-cell>
        </table:table-row>
      </table:table>
      <text:p text:style-name="P41"><text:span text:style-name="T25"><text:line-break/>Table 1. LFO temp</text:span><text:span text:style-name="T34">o</text:span><text:span text:style-name="T25"> sync ratios</text:span></text:p>
      <text:h text:style-name="Heading_20_3" text:outline-level="3">DC mode</text:h>
      <text:p text:style-name="P10">When the modulator rate is set to 0, the modulator output will be static (DC) <text:span text:style-name="T78">(unless the modulator is in clock sync mode; see above)</text:span>. Setting the waveform to square (Squ) with Sync in the Key position will cause the modulator to output a DC value which can be controlled by the <text:span text:style-name="T81">Initial Amount, </text:span>Controller and Controller Amount parameters. In this way, <text:span text:style-name="T81">controllers such as </text:span>aftertouch <text:span text:style-name="T80">can </text:span><text:span text:style-name="T81">directly </text:span>be used to <text:span text:style-name="T80">control </text:span><text:span text:style-name="T81">for instance </text:span>the filter. </text:p>
      <text:p text:style-name="P9"><text:soft-page-break/>If the waveform is set to S/H with Sync in the Key position, a new random value will be output every time a key is pressed.</text:p>
      <text:h text:style-name="P48" text:outline-level="2">Modulator #2</text:h>
      <text:p text:style-name="P7">Modulator #2 is identical to Modulator #1 in every respect.</text:p>
      <text:h text:style-name="P51" text:outline-level="3">Oscillator 1</text:h>
      <text:p text:style-name="P9">In the MiMi-d, as in the MiMi-a and Delta Seven, oscillator 1 is the slave oscillator, which receives FM modulation and sync from oscillator 2. In other respects, it is identical to oscillator 2.</text:p>
      <text:p text:style-name="P11"><text:span text:style-name="T15">Detune</text:span> – <text:span text:style-name="T36">Detunes the oscillator by up to +/-1 semitone. </text:span><text:span text:style-name="T31">(</text:span><text:span text:style-name="T37">In order to detune further, use the assistance of the </text:span><text:span text:style-name="T24">Pitch</text:span><text:span text:style-name="T37"> parameter)</text:span><text:span text:style-name="T31">.</text:span></text:p>
      <text:p text:style-name="P19"><text:span text:style-name="T15">Pitch</text:span> – Oscillator pitch, from 0 to 72 semitones. <text:span text:style-name="T65">At an oscillator pitch setting of 24, a MIDI note number of 60 will result in the oscillator pitch being Middle C (261.63 Hz) (when the global octave setting is 0).</text:span></text:p>
      <text:p text:style-name="P18"><text:span text:style-name="T15">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5">Wave</text:span> – Waveform. <text:span text:style-name="T15">Off</text:span>, <text:span text:style-name="T50">Sawtooth (</text:span><text:span text:style-name="T15">Saw</text:span><text:span text:style-name="T29">)</text:span>, Pulse (<text:span text:style-name="T15">Pul</text:span>) or Triangle (<text:span text:style-name="T15">Tri</text:span>)</text:p>
      <text:h text:style-name="P52" text:outline-level="3">Oscillator <text:span text:style-name="T9">2</text:span></text:h>
      <text:p text:style-name="P18">Apart from its function as a master oscillator, oscillator 2 is identical to oscillator 1 and has the same parameters.</text:p>
      <text:h text:style-name="Heading_20_3" text:outline-level="3">Osc Common</text:h>
      <text:p text:style-name="P18">Parameters which govern the interaction between the oscillators.</text:p>
      <text:p text:style-name="P18"><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8"><text:span text:style-name="T15">Osc2filterMod</text:span> – Audio modulation of the filter cutoff frequency by oscillator 2. This is a <text:span text:style-name="T45">slightly</text:span> unusual modulation path <text:span text:style-name="T45">(especially in digital synthesizers) </text:span>which can lead to a wide variety of sounds.</text:p>
      <text:p text:style-name="P18"><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8"><text:span text:style-name="T15">Waveform Reset</text:span> – In a conventional analog synthesizer, the oscillators are free-running, and thus when a voice is triggered, they can be at any phase in the waveform. This corresponds to the <text:soft-page-break/><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3" text:outline-level="3">Mixer (<text:span text:style-name="T64">and sub oscillator</text:span>)</text:h>
      <text:p text:style-name="P12">This is the audio mixer for the oscillators, and this page also includes the settings for <text:span text:style-name="T64">the </text:span>sub oscillator slaved to oscillator 2.</text:p>
      <text:p text:style-name="P12"><text:span text:style-name="T15">Osc1Mix</text:span> – level of oscillator 1</text:p>
      <text:p text:style-name="P12"><text:span text:style-name="T15">Osc2Mix</text:span> – level of oscillator 2</text:p>
      <text:p text:style-name="P12"><text:span text:style-name="T15">Osc</text:span><text:span text:style-name="T21">2Sub Mix</text:span> – level of <text:span text:style-name="T64">sub oscillator</text:span></text:p>
      <text:p text:style-name="P13"><text:span text:style-name="T15">Osc</text:span><text:span text:style-name="T21">2Sub </text:span><text:span text:style-name="T15">Wave</text:span> – <text:span text:style-name="T64">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56">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6">)</text:span></text:p>
      <text:h text:style-name="P54"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7">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0"><text:span text:style-name="T15">Cutoff</text:span> – The Big Red Knob of all subtractive synthesizers, setting the cutoff frequency of the filter. <text:span text:style-name="T65">The range is roughly 20 Hz to 20 kHz, with a change in the parameter value of 1.0 corresponding to exactly one octave (e.g. a cutoff frequency setting of 6 is one octave up from a setting of 5).</text:span></text:p>
      <text:p text:style-name="P12"><text:span text:style-name="T15">Resonance</text:span> – Filter resonance control. At high settings (above 0.95) the filter will self oscillate, producing a sine wave.</text:p>
      <text:p text:style-name="P12"><text:span text:style-name="T15">Key Track</text:span> – Keyboard filter tracking, adjustable from 0 (no tracking) to 1 (1:1 tracking). <text:span text:style-name="T65">The base note for the key tracking is Eb2 (MIDI note 39), i.e. when this note is played, the Key Track setting has no effect.</text:span></text:p>
      <text:p text:style-name="P12"><text:span text:style-name="T15">EnvAmount</text:span> – Amount of filter envelope modulation.</text:p>
      <text:h text:style-name="P53" text:outline-level="3"><text:soft-page-break/>Filter Configuration</text:h>
      <text:p text:style-name="P12">Sets various ancillary parameters governing the filter and the filter envelope.</text:p>
      <text:p text:style-name="P12"><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2"><text:span text:style-name="T15">Env Invert </text:span>– Inverts the filter envelope.</text:p>
      <text:p text:style-name="P12"><text:span text:style-name="T15">Linear Env </text:span>– Sets a linear envelope shape instead of the standard exponential envelope shape.</text:p>
      <text:h text:style-name="P55" text:outline-level="3">VCA</text:h>
      <text:p text:style-name="P14">Technically, the VCA is the final signal processing point in a voice, controlled by the Loudness Envelope. On the VCA parameter page, a couple of VCA and VCA-related parameters have been collected.</text:p>
      <text:p text:style-name="P26"><text:span text:style-name="T15">HPF </text:span><text:span text:style-name="T19">F</text:span><text:span text:style-name="T15">req</text:span> – This controls a non resonant 6 dB/octave high pass filter which is inserted between the lowpass filter and the VCA. The control range <text:span text:style-name="T51">(0 to 10) corresponds to HPF cutoff frequencies from </text:span>4 Hz (minimum) to 2500 Hz (maximum). <text:span text:style-name="T45">The </text:span><text:span text:style-name="T51">fact that the HPF is always in the signal path </text:span><text:span text:style-name="T45">models the coupling capacitors used in analog electronics.</text:span></text:p>
      <text:p text:style-name="P14"><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51">at the maximum setting, although even at this setting, the signal is not in fact clipped</text:span>. Note that this ‘distortion’ happens before the VCA but after the filter, thus, its effect is not filtered by any subsequent lowpass filter, <text:span text:style-name="T45">and rather can add som</text:span><text:span text:style-name="T51">e</text:span><text:span text:style-name="T45"> ‘zing’ to an otherwise heavily lowpass filtered sound.</text:span></text:p>
      <text:p text:style-name="P14"><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5">occurs</text:span> in the VCA rather than the envelope, the Sustain (level) control has different impact than in Exp mode.</text:p>
      <text:h text:style-name="P53" text:outline-level="3">Filter Envelope</text:h>
      <text:p text:style-name="P12">Classic ADSR envelope with an additional sustain time parameter (thus, an ADSSR envelope). <text:s/>When the sustain time is set above 9.91, the sustain time becomes infinite, and the envelope reverts to a classic ADSR type.</text:p>
      <text:p text:style-name="P12">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11">This tends to be the most natural sounding and useful envelope shape in a synthesizer.</text:span></text:p>
      <text:p text:style-name="P22">Additionally, a linear <text:span text:style-name="T52">mode </text:span>can be selected <text:span text:style-name="T53">on the Filter Config page</text:span>, which implements a trapezoid envelope shape, with linear segments. This models the envelope generators used in the MiMi-a.</text:p>
      <text:p text:style-name="P21">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55" text:outline-level="3">Loudness Envelope</text:h>
      <text:p text:style-name="P14">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55" text:outline-level="3">Env Release</text:h>
      <text:p text:style-name="P14">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55" text:outline-level="3">Controller Sens.</text:h>
      <text:p text:style-name="P14">The controller sensitivity page contains controls for the veloc<text:span text:style-name="T45">i</text:span>ty and aftertouch response. <text:span text:style-name="T52">The MiMi-d currently only responds to channel aftertouch, not polyphonic aftertouch.</text:span></text:p>
      <text:p text:style-name="P15"><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52">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5"><text:span text:style-name="T15">AfterTouch Scale </text:span>– Functionally equivalent to the Velocity Scale, but operating on aftertouch.</text:p>
      <text:p text:style-name="P15"><text:span text:style-name="T15">FilterEnv Velocity </text:span>– This sets how much the filter envelope amount is controlled by velocity. Note that the control is bipolar: When medium <text:span text:style-name="T52">velocity </text:span>(MIDI value 64) is applied, the envelope amount remains unchanged. At higher velocity levels, the amount is increased, and at lower velocity levels, the amount is decreased. This tends to keep the average modulation amount constant <text:span text:style-name="T46">(although the ‘medium’ value will vary depending on the Velocity Scale parameter)</text:span>, so that it’s not necessary to ‘chase’ the velocity control with the filter cutoff setting.</text:p>
      <text:p text:style-name="P15"><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6" text:outline-level="3"><text:soft-page-break/>Spread</text:h>
      <text:p text:style-name="P16">The spread parameters contain the amount of random deviation <text:span text:style-name="T46">of</text:span> different facets of the synthesize<text:span text:style-name="T44">r behavior, in order to model component tolerances and maladjustment of analog circuitry, </text:span><text:span text:style-name="T52">causing various variations from voice to voice</text:span>. <text:span text:style-name="T44">Rather than have a global ‘analog slop’ parameter randomly affecting everything, here one has control over the degree of randomness for a number of key parameters.</text:span></text:p>
      <text:p text:style-name="P17">The actual <text:span text:style-name="T44">deviation</text:span> is <text:span text:style-name="T25">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57" text:outline-level="3">Spread #1</text:h>
      <text:p text:style-name="P24">OscSpread<text:span text:style-name="T25"> – How much the individual oscillators deviate from each other in terms of pitch. </text:span></text:p>
      <text:p text:style-name="P24">FilterSpread<text:span text:style-name="T25"> – How much the filter tuning varies from voice to voice. </text:span></text:p>
      <text:p text:style-name="P24">LevelSpread –<text:span text:style-name="T25"> How much the output level from the individual voices deviate from each other. <text:s/></text:span></text:p>
      <text:p text:style-name="P24">PanSpread<text:span text:style-name="T25">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4">2</text:span></text:h>
      <text:p text:style-name="P25">EnvelopeSpread<text:span text:style-name="T25">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5">PortamentoSpread<text:span text:style-name="T25"> – How much the portamento time deviates from voice to voice.</text:span></text:p>
      <text:p text:style-name="P25">LfoSpread –<text:span text:style-name="T25"> How much the modulator rate</text:span><text:span text:style-name="T27">s</text:span><text:span text:style-name="T25"> deviate from voice to voice </text:span><text:span text:style-name="T27">and modulator to modulator</text:span><text:span text:style-name="T25">.</text:span></text:p>
      <text:h text:style-name="P57" text:outline-level="3">DSP Control</text:h>
      <text:p text:style-name="P64">Oversample<text:span text:style-name="T25"> – Enables two times oversampling when enabled (default).</text:span><text:span text:style-name="T40"> This</text:span><text:span text:style-name="T25"> significantly reduces </text:span><text:span text:style-name="T38">aliasing</text:span><text:span text:style-name="T25"> artifacts when features such as cross modulation, filter modulation by oscillator at high resonance settings, or VCA overdrive is applied, which all tend to generate a lot of high frequency harmonics. </text:span><text:span text:style-name="T40">However, with oversampling enabled, the DSP load of the plugin is almost doubled (the audio portions of the plugin such as the oscillators, filters and </text:span><text:span text:style-name="T41">VCA</text:span><text:span text:style-name="T40"> are run at the twice the sample rate, whereas the modulators and envelopes are still run at the base sampling rate). </text:span><text:span text:style-name="T25">For standard subtractive synthesis with just a swept filter and no VCA overdrive, </text:span><text:span text:style-name="T38">switching off this parameter will have </text:span><text:span text:style-name="T27">little or no impact on the sound, </text:span><text:span text:style-name="T38">and reduces the DSP load </text:span><text:span text:style-name="T40">essentially </text:span><text:span text:style-name="T38">by half. A suggestion if you are not sure how to set this parameter is to edit your sound with Oversample turn</text:span><text:span text:style-name="T39">ed</text:span><text:span text:style-name="T38"> on </text:span><text:span text:style-name="T39">(this is the default anyway, and also the setting for all Factory presets)</text:span><text:span text:style-name="T38">, then if you find you’re running out of DSP capacity (clicking or notes being dropped), try turning it off to see if it </text:span><text:soft-page-break/><text:span text:style-name="T38">has any impact on your sound in the </text:span><text:span text:style-name="T40">note </text:span><text:span text:style-name="T38">range in which you want to use it </text:span><text:span text:style-name="T39">(digital artifacts generally get worse the higher the pitch is).</text:span></text:p>
      <text:p text:style-name="P25">Economy Mode<text:span text:style-name="T25"> – When set </text:span><text:span text:style-name="T27">(default)</text:span><text:span text:style-name="T25">,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0">T</text:span><text:span text:style-name="T28">here </text:span><text:span text:style-name="T25">shouldn’t be any practical difference in terms of sound, </text:span><text:span text:style-name="T30">with one exception: When the filter is set to self oscillate, it takes time for the oscillation to build up. This is not notice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5"/>
      <text:h text:style-name="P58" text:outline-level="3"><text:span text:style-name="T30">T</text:span><text:span text:style-name="T25">rademarks</text:span></text:h>
      <text:p text:style-name="P29">Oberheim, OB-Xa, Moog, Memorymoog, Nord Lead, Sequenti<text:span text:style-name="T70">al, Prophet, Pro-One</text:span> and VCS3 are trademarks of their respective companies, and are used for reference only. No infringement is intended.</text:p>
      <text:h text:style-name="P59" text:outline-level="3">Thanks to</text:h>
      <text:p text:style-name="P65"><text:span text:style-name="T25">Vadim Filatov, creator of the OB-X</text:span><text:span text:style-name="T42">d</text:span><text:span text:style-name="T25"> synthesizer.</text:span></text:p>
      <text:p text:style-name="P30">Bob Moog, Dave Smith, Tom Oberheim and all the other pioneers in the synthesizer industry.</text:p>
      <text:p text:style-name="P27"><text:span text:style-name="Emphasis"><text:span text:style-name="T58">José</text:span></text:span><text:span text:style-name="T58"> </text:span><text:span text:style-name="T25">Fernando for creating and maintaining the Zynthian project.</text:span></text:p>
      <text:p text:style-name="P30">Brian Walton for helpful discussions, proof reading, suggestions and bug finding.</text:p>
      <text:p text:style-name="P31">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5-02-09T08:18:52.740985139</dc:date>
    <dc:creator>Ricard Wanderlöf</dc:creator>
    <meta:editing-duration>P68DT15H35M53S</meta:editing-duration>
    <meta:editing-cycles>93</meta:editing-cycles>
    <meta:generator>LibreOffice/7.4.7.2$Linux_X86_64 LibreOffice_project/40$Build-2</meta:generator>
    <meta:document-statistic meta:table-count="1" meta:image-count="0" meta:object-count="0" meta:page-count="12" meta:paragraph-count="176" meta:word-count="5006" meta:character-count="30085" meta:non-whitespace-character-count="25181"/>
  </office:meta>
</office:document-meta>
</file>